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24b6" officeooo:paragraph-rsid="001b24b6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b24b6" officeooo:paragraph-rsid="001b24b6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b24b6" officeooo:paragraph-rsid="001b24b6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b24b6" officeooo:paragraph-rsid="001b24b6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c2378" officeooo:paragraph-rsid="001c2378" style:font-size-asian="10.5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ubén Comerón Galán</text:p>
      <text:p text:style-name="P1"/>
      <text:p text:style-name="P1"/>
      <text:p text:style-name="P2">Sesión 7-NEG-C2</text:p>
      <text:p text:style-name="P3"/>
      <text:p text:style-name="P3"/>
      <text:p text:style-name="P3"/>
      <text:p text:style-name="P3">Activo a partir del primer ‘1’:</text:p>
      <text:p text:style-name="P3"/>
      <text:p text:style-name="P3"/>
      <text:p text:style-name="P3">Bloque negador:</text:p>
      <text:p text:style-name="P3"/>
      <text:p text:style-name="P3"/>
      <text:p text:style-name="P3"/>
      <text:p text:style-name="P3">ENTITY Bloque_neg IS</text:p>
      <text:p text:style-name="P3"><text:tab/>PORT(x, e, c_in: IN BIT; r, c_out: OUT BIT);</text:p>
      <text:p text:style-name="P3">END ENTITY;</text:p>
      <text:p text:style-name="P3"/>
      <text:p text:style-name="P3">ARCHITECTURE estructural OF Bloque_neg IS</text:p>
      <text:p text:style-name="P3"/>
      <text:p text:style-name="P3">COMPONENT and2 IS</text:p>
      <text:p text:style-name="P3"><text:tab/>GENERIC (retardo: TIME:= 1 ns);</text:p>
      <text:p text:style-name="P3"><text:tab/>PORT (e1, e2: IN BIT; sal: OUT BIT);</text:p>
      <text:p text:style-name="P3">END COMPONENT;</text:p>
      <text:p text:style-name="P3">COMPONENT or2 IS</text:p>
      <text:p text:style-name="P3"><text:tab/>GENERIC (retardo: TIME:= 1 ns);</text:p>
      <text:p text:style-name="P3"><text:tab/>PORT (e1, e2: IN BIT; sal: OUT BIT);</text:p>
      <text:p text:style-name="P3">END COMPONENT;</text:p>
      <text:p text:style-name="P3">COMPONENT xor2 IS</text:p>
      <text:p text:style-name="P3"><text:tab/>GENERIC (retardo: TIME:= 3 ns);</text:p>
      <text:p text:style-name="P3"><text:tab/>PORT (e1, e2: IN BIT; sal: OUT BIT);</text:p>
      <text:p text:style-name="P3">END COMPONENT;</text:p>
      <text:p text:style-name="P3"/>
      <text:p text:style-name="P3">SIGNAL e_and_c: BIT;</text:p>
      <text:p text:style-name="P3"/>
      <text:p text:style-name="P3">BEGIN</text:p>
      <text:p text:style-name="P3"/>
      <text:p text:style-name="P3"><text:tab/>c_and_e: and2 PORT MAP(e, c_in, e_and_c);</text:p>
      <text:p text:style-name="P3"><text:tab/>salida: xor2 PORT MAP(x, e_and_c, r);</text:p>
      <text:p text:style-name="P3"><text:tab/>siguiente_c: or2 PORT MAP(x, c_in, c_out);</text:p>
      <text:p text:style-name="P3"/>
      <text:p text:style-name="P3">END estructural;</text:p>
      <text:p text:style-name="P3"/>
      <text:p text:style-name="P3"/>
      <text:p text:style-name="P3"/>
      <text:p text:style-name="P3"/>
      <text:p text:style-name="P3"/>
      <text:p text:style-name="P3">Negador:</text:p>
      <text:p text:style-name="P3"/>
      <text:p text:style-name="P3"/>
      <text:p text:style-name="P3"/>
      <text:p text:style-name="P3">ENTITY NEG_C2 IS</text:p>
      <text:p text:style-name="P3"><text:soft-page-break/><text:tab/>GENERIC(n:INTEGER :=16);</text:p>
      <text:p text:style-name="P3"><text:tab/>PORT(x, e: IN BIT_VECTOR(n-1 DOWNTO 0); r: OUT BIT_VECTOR(n-1 DOWNTO 0); des: OUT BIT);</text:p>
      <text:p text:style-name="P3">END ENTITY;</text:p>
      <text:p text:style-name="P3"/>
      <text:p text:style-name="P3">ARCHITECTURE estructural OF NEG_C2 IS</text:p>
      <text:p text:style-name="P3"/>
      <text:p text:style-name="P3">COMPONENT Bloque_neg IS</text:p>
      <text:p text:style-name="P3"><text:tab/>PORT(x, e, c_in: IN BIT; r, c_out: OUT BIT);</text:p>
      <text:p text:style-name="P3">END COMPONENT;</text:p>
      <text:p text:style-name="P3">COMPONENT not2 IS</text:p>
      <text:p text:style-name="P3"><text:tab/>GENERIC (retardo: TIME:= 1 ns);</text:p>
      <text:p text:style-name="P3"><text:tab/>PORT (e: IN BIT; sal: OUT BIT);</text:p>
      <text:p text:style-name="P3">END COMPONENT;</text:p>
      <text:p text:style-name="P3">COMPONENT and2 IS</text:p>
      <text:p text:style-name="P3"><text:tab/>GENERIC (retardo: TIME:= 1 ns);</text:p>
      <text:p text:style-name="P3"><text:tab/>PORT (e1, e2: IN BIT; sal: OUT BIT);</text:p>
      <text:p text:style-name="P3">END COMPONENT;</text:p>
      <text:p text:style-name="P3">SIGNAL c: BIT_VECTOR(n-1 DOWNTO 0);</text:p>
      <text:p text:style-name="P3">SIGNAL d: BIT;</text:p>
      <text:p text:style-name="P3"/>
      <text:p text:style-name="P3">BEGIN</text:p>
      <text:p text:style-name="P3"/>
      <text:p text:style-name="P3"><text:tab/>G: FOR i IN 0 TO n-1 GENERATE</text:p>
      <text:p text:style-name="P3"><text:tab/><text:tab/>primero: IF i = 0 GENERATE</text:p>
      <text:p text:style-name="P3"><text:tab/><text:tab/><text:tab/>primer_bit: Bloque_neg PORT MAP(x(i), e(i), x(i), r(i), c(i));</text:p>
      <text:p text:style-name="P3"><text:tab/><text:tab/>END GENERATE primero;</text:p>
      <text:p text:style-name="P3"><text:tab/><text:tab/>intermedios: IF i &gt; 0 GENERATE</text:p>
      <text:p text:style-name="P3"><text:tab/><text:tab/><text:tab/>siguientes: Bloque_neg PORT MAP(x(i), e(i), c(i-1), r(i), c(i));</text:p>
      <text:p text:style-name="P3"><text:tab/><text:tab/>END GENERATE intermedios;</text:p>
      <text:p text:style-name="P3"><text:tab/>END GENERATE G;</text:p>
      <text:p text:style-name="P3"><text:tab/>desbor: not2 PORT MAP(c(n-2), d)</text:p>
      <text:p text:style-name="P3"><text:tab/>desbordamiento: and2 PORT MAP(x(n-1), d, des);</text:p>
      <text:p text:style-name="P3"><text:tab/></text:p>
      <text:p text:style-name="P3"/>
      <text:p text:style-name="P3">END estructural;</text:p>
      <text:p text:style-name="P3"/>
      <text:p text:style-name="P3"/>
      <text:p text:style-name="P3"/>
      <text:p text:style-name="P3"/>
      <text:p text:style-name="P3"/>
      <text:p text:style-name="P3"/>
      <text:p text:style-name="P3">A partir del primer ‘0’:</text:p>
      <text:p text:style-name="P3"/>
      <text:p text:style-name="P3"/>
      <text:p text:style-name="P3"/>
      <text:p text:style-name="P3">Bloque negador:</text:p>
      <text:p text:style-name="P3"/>
      <text:p text:style-name="P3"/>
      <text:p text:style-name="P3"/>
      <text:p text:style-name="P3">ENTITY Bloque_neg IS</text:p>
      <text:p text:style-name="P3"><text:tab/>PORT(x, e, c_in: IN BIT; r, c_out: OUT BIT);</text:p>
      <text:p text:style-name="P3"><text:soft-page-break/>END ENTITY;</text:p>
      <text:p text:style-name="P3"/>
      <text:p text:style-name="P3">ARCHITECTURE estructural OF Bloque_neg IS</text:p>
      <text:p text:style-name="P3"/>
      <text:p text:style-name="P3">COMPONENT and2 IS</text:p>
      <text:p text:style-name="P3"><text:tab/>GENERIC (retardo: TIME:= 1 ns);</text:p>
      <text:p text:style-name="P3"><text:tab/>PORT (e1, e2: IN BIT; sal: OUT BIT);</text:p>
      <text:p text:style-name="P3">END COMPONENT;</text:p>
      <text:p text:style-name="P3">COMPONENT or2 IS</text:p>
      <text:p text:style-name="P3"><text:tab/>GENERIC (retardo: TIME:= 1 ns);</text:p>
      <text:p text:style-name="P3"><text:tab/>PORT (e1, e2: IN BIT; sal: OUT BIT);</text:p>
      <text:p text:style-name="P3">END COMPONENT;</text:p>
      <text:p text:style-name="P3">COMPONENT xor2 IS</text:p>
      <text:p text:style-name="P3"><text:tab/>GENERIC (retardo: TIME:= 3 ns);</text:p>
      <text:p text:style-name="P3"><text:tab/>PORT (e1, e2: IN BIT; sal: OUT BIT);</text:p>
      <text:p text:style-name="P3">END COMPONENT;</text:p>
      <text:p text:style-name="P3">COMPONENT not2 IS</text:p>
      <text:p text:style-name="P3"><text:tab/>GENERIC (retardo: TIME:= 1 ns);</text:p>
      <text:p text:style-name="P3"><text:tab/>PORT (e: IN BIT; sal: OUT BIT);</text:p>
      <text:p text:style-name="P3">END COMPONENT;</text:p>
      <text:p text:style-name="P3"/>
      <text:p text:style-name="P3">SIGNAL e_and_c, x_negada: BIT;</text:p>
      <text:p text:style-name="P3"/>
      <text:p text:style-name="P3">BEGIN</text:p>
      <text:p text:style-name="P3"><text:tab/></text:p>
      <text:p text:style-name="P3"><text:tab/>neg_x: not2 PORT MAP(x, x_negada);</text:p>
      <text:p text:style-name="P3"><text:tab/>c_and_e: and2 PORT MAP(e, c_in, e_and_c);</text:p>
      <text:p text:style-name="P3"><text:tab/>salida: xor2 PORT MAP(x, e_and_c, r);</text:p>
      <text:p text:style-name="P3"><text:tab/>siguiente_c: or2 PORT MAP(x_negada, c_in, c_out);</text:p>
      <text:p text:style-name="P3"/>
      <text:p text:style-name="P3">END estructural;</text:p>
      <text:p text:style-name="P3"/>
      <text:p text:style-name="P3"/>
      <text:p text:style-name="P3"/>
      <text:p text:style-name="P3"/>
      <text:p text:style-name="P3">Negador:</text:p>
      <text:p text:style-name="P3"/>
      <text:p text:style-name="P3"/>
      <text:p text:style-name="P3">ENTITY NEG_C2 IS</text:p>
      <text:p text:style-name="P3"><text:tab/>GENERIC(n:INTEGER :=16);</text:p>
      <text:p text:style-name="P3"><text:tab/>PORT(x, e: IN BIT_VECTOR(n-1 DOWNTO 0); r: OUT BIT_VECTOR(n-1 DOWNTO 0); des: OUT BIT);</text:p>
      <text:p text:style-name="P3">END ENTITY;</text:p>
      <text:p text:style-name="P3"/>
      <text:p text:style-name="P3">ARCHITECTURE estructural OF NEG_C2 IS</text:p>
      <text:p text:style-name="P3"/>
      <text:p text:style-name="P3">COMPONENT Bloque_neg IS</text:p>
      <text:p text:style-name="P3"><text:tab/>PORT(x, e, c_in: IN BIT; r, c_out: OUT BIT);</text:p>
      <text:p text:style-name="P3">END COMPONENT;</text:p>
      <text:p text:style-name="P3">COMPONENT not2 IS</text:p>
      <text:p text:style-name="P3"><text:tab/>GENERIC (retardo: TIME:= 1 ns);</text:p>
      <text:p text:style-name="P3"><text:tab/>PORT (e: IN BIT; sal: OUT BIT);</text:p>
      <text:p text:style-name="P3"><text:soft-page-break/>END COMPONENT;</text:p>
      <text:p text:style-name="P3">COMPONENT or2 IS</text:p>
      <text:p text:style-name="P3"><text:tab/>GENERIC (retardo: TIME:= 1 ns);</text:p>
      <text:p text:style-name="P3"><text:tab/>PORT (e1, e2: IN BIT; sal: OUT BIT);</text:p>
      <text:p text:style-name="P3">END COMPONENT;</text:p>
      <text:p text:style-name="P3">SIGNAL c, cal_d: BIT_VECTOR(n-1 DOWNTO 0);</text:p>
      <text:p text:style-name="P3">SIGNAL d, de, x_neg_0: BIT;</text:p>
      <text:p text:style-name="P3"/>
      <text:p text:style-name="P3">BEGIN</text:p>
      <text:p text:style-name="P3"/>
      <text:p text:style-name="P3"><text:tab/>x_neg: not2 PORT MAP(x(0), x_neg_0);</text:p>
      <text:p text:style-name="P3"><text:tab/>G: FOR i IN 0 TO n-1 GENERATE</text:p>
      <text:p text:style-name="P3"><text:tab/><text:tab/>primero: IF i = 0 GENERATE</text:p>
      <text:p text:style-name="P3"><text:tab/><text:tab/><text:tab/>primer_bit: Bloque_neg PORT MAP(x(i), e(i), x_neg_0, r(i), c(i));</text:p>
      <text:p text:style-name="P3"><text:tab/><text:tab/>END GENERATE primero;</text:p>
      <text:p text:style-name="P3"><text:tab/><text:tab/>intermedios: IF i &gt; 0 GENERATE</text:p>
      <text:p text:style-name="P3"><text:tab/><text:tab/><text:tab/>siguientes: Bloque_neg PORT MAP(x(i), e(i), c(i-1), r(i), c(i));</text:p>
      <text:p text:style-name="P3"><text:tab/><text:tab/>END GENERATE intermedios;</text:p>
      <text:p text:style-name="P3"><text:tab/>END GENERATE G;</text:p>
      <text:p text:style-name="P3"><text:tab/>B: FOR i IN 1 TO n-2 GENERATE</text:p>
      <text:p text:style-name="P3"><text:tab/><text:tab/>primer: IF i = 1 GENERATE</text:p>
      <text:p text:style-name="P3"><text:tab/><text:tab/><text:tab/>primeros_bit: or2 PORT MAP(x(i), x(i-1), cal_d(i));</text:p>
      <text:p text:style-name="P3"><text:tab/><text:tab/>END GENERATE primer;</text:p>
      <text:p text:style-name="P3"><text:tab/><text:tab/>intermedio: IF i &gt; 1 AND i &lt; n-2 GENERATE</text:p>
      <text:p text:style-name="P3"><text:tab/><text:tab/><text:tab/>siguiente: or2 PORT MAP(x(i), cal_d(i-1), cal_d(i));</text:p>
      <text:p text:style-name="P3"><text:tab/><text:tab/>END GENERATE intermedio;</text:p>
      <text:p text:style-name="P3"><text:tab/><text:tab/>final: IF i = n-2 GENERATE</text:p>
      <text:p text:style-name="P3"><text:tab/><text:tab/><text:tab/>ultimo: or2 PORT MAP(x(i), cal_d(i-1), cal_d(i));</text:p>
      <text:p text:style-name="P3"><text:tab/><text:tab/>END GENERATE final;</text:p>
      <text:p text:style-name="P3"><text:tab/>END GENERATE B;</text:p>
      <text:p text:style-name="P3"><text:tab/>d_negada: not2 PORT MAP(x(n-1), d);</text:p>
      <text:p text:style-name="P3"><text:tab/>desborde: <text:s/>or2 PORT MAP(d, cal_d(n-2), de);</text:p>
      <text:p text:style-name="P3"><text:tab/>desbor: <text:s/>not2 PORT MAP(de, des);</text:p>
      <text:p text:style-name="P3"><text:tab/></text:p>
      <text:p text:style-name="P3"/>
      <text:p text:style-name="P3">END estructural;</text:p>
      <text:p text:style-name="P3"/>
      <text:p text:style-name="P3"/>
      <text:p text:style-name="P3"/>
      <text:p text:style-name="P3"/>
      <text:p text:style-name="P3"/>
      <text:p text:style-name="P3">Hasta primer ‘1’:</text:p>
      <text:p text:style-name="P3"/>
      <text:p text:style-name="P3"/>
      <text:p text:style-name="P3"/>
      <text:p text:style-name="P3">Bloque negador:</text:p>
      <text:p text:style-name="P3"/>
      <text:p text:style-name="P3"/>
      <text:p text:style-name="P3"/>
      <text:p text:style-name="P3">ENTITY Bloque_neg IS</text:p>
      <text:p text:style-name="P3"><text:tab/>PORT(x, e, c_in: IN BIT; r, c_out: OUT BIT);</text:p>
      <text:p text:style-name="P3">END ENTITY;</text:p>
      <text:p text:style-name="P3"><text:soft-page-break/></text:p>
      <text:p text:style-name="P3">ARCHITECTURE estructural OF Bloque_neg IS</text:p>
      <text:p text:style-name="P3"/>
      <text:p text:style-name="P3">COMPONENT and2 IS</text:p>
      <text:p text:style-name="P3"><text:tab/>GENERIC (retardo: TIME:= 1 ns);</text:p>
      <text:p text:style-name="P3"><text:tab/>PORT (e1, e2: IN BIT; sal: OUT BIT);</text:p>
      <text:p text:style-name="P3">END COMPONENT;</text:p>
      <text:p text:style-name="P3">COMPONENT or2 IS</text:p>
      <text:p text:style-name="P3"><text:tab/>GENERIC (retardo: TIME:= 1 ns);</text:p>
      <text:p text:style-name="P3"><text:tab/>PORT (e1, e2: IN BIT; sal: OUT BIT);</text:p>
      <text:p text:style-name="P3">END COMPONENT;</text:p>
      <text:p text:style-name="P3">COMPONENT xor2 IS</text:p>
      <text:p text:style-name="P3"><text:tab/>GENERIC (retardo: TIME:= 3 ns);</text:p>
      <text:p text:style-name="P3"><text:tab/>PORT (e1, e2: IN BIT; sal: OUT BIT);</text:p>
      <text:p text:style-name="P3">END COMPONENT;</text:p>
      <text:p text:style-name="P3">COMPONENT not2 IS</text:p>
      <text:p text:style-name="P3"><text:tab/>GENERIC (retardo: TIME:= 1 ns);</text:p>
      <text:p text:style-name="P3"><text:tab/>PORT (e: IN BIT; sal: OUT BIT);</text:p>
      <text:p text:style-name="P3">END COMPONENT;</text:p>
      <text:p text:style-name="P3"/>
      <text:p text:style-name="P3">SIGNAL e_and_c, x_negada: BIT;</text:p>
      <text:p text:style-name="P3"/>
      <text:p text:style-name="P3">BEGIN</text:p>
      <text:p text:style-name="P3"><text:tab/></text:p>
      <text:p text:style-name="P3"><text:tab/>neg_x: not2 PORT MAP(x, x_negada);</text:p>
      <text:p text:style-name="P3"><text:tab/>c_and_e: and2 PORT MAP(e, c_in, e_and_c);</text:p>
      <text:p text:style-name="P3"><text:tab/>salida: xor2 PORT MAP(x, e_and_c, r);</text:p>
      <text:p text:style-name="P3"><text:tab/>siguiente_c: and2 PORT MAP(x_negada, c_in, c_out);</text:p>
      <text:p text:style-name="P3"/>
      <text:p text:style-name="P3">END estructural;</text:p>
      <text:p text:style-name="P3"/>
      <text:p text:style-name="P3"/>
      <text:p text:style-name="P3"/>
      <text:p text:style-name="P3"/>
      <text:p text:style-name="P3">Negador:</text:p>
      <text:p text:style-name="P3"/>
      <text:p text:style-name="P3"/>
      <text:p text:style-name="P3">ENTITY NEG_C2 IS</text:p>
      <text:p text:style-name="P3"><text:tab/>GENERIC(n:INTEGER :=16);</text:p>
      <text:p text:style-name="P3"><text:tab/>PORT(x, e: IN BIT_VECTOR(n-1 DOWNTO 0); r: OUT BIT_VECTOR(n-1 DOWNTO 0); des: OUT BIT);</text:p>
      <text:p text:style-name="P3">END ENTITY;</text:p>
      <text:p text:style-name="P3"/>
      <text:p text:style-name="P3">ARCHITECTURE estructural OF NEG_C2 IS</text:p>
      <text:p text:style-name="P3"/>
      <text:p text:style-name="P3">COMPONENT Bloque_neg IS</text:p>
      <text:p text:style-name="P3"><text:tab/>PORT(x, e, c_in: IN BIT; r, c_out: OUT BIT);</text:p>
      <text:p text:style-name="P3">END COMPONENT;</text:p>
      <text:p text:style-name="P3">COMPONENT and2 IS</text:p>
      <text:p text:style-name="P3"><text:tab/>GENERIC (retardo: TIME:= 1 ns);</text:p>
      <text:p text:style-name="P3"><text:tab/>PORT (e1, e2: IN BIT; sal: OUT BIT);</text:p>
      <text:p text:style-name="P3">END COMPONENT;</text:p>
      <text:p text:style-name="P3"><text:soft-page-break/>COMPONENT not2 IS</text:p>
      <text:p text:style-name="P3"><text:tab/>GENERIC (retardo: TIME:= 1 ns);</text:p>
      <text:p text:style-name="P3"><text:tab/>PORT (e: IN BIT; sal: OUT BIT);</text:p>
      <text:p text:style-name="P3">END COMPONENT;</text:p>
      <text:p text:style-name="P3">COMPONENT or2 IS</text:p>
      <text:p text:style-name="P3"><text:tab/>GENERIC (retardo: TIME:= 1 ns);</text:p>
      <text:p text:style-name="P3"><text:tab/>PORT (e1, e2: IN BIT; sal: OUT BIT);</text:p>
      <text:p text:style-name="P3">END COMPONENT;</text:p>
      <text:p text:style-name="P3">SIGNAL c: BIT_VECTOR(n-1 DOWNTO 0);</text:p>
      <text:p text:style-name="P3">SIGNAL x_neg_0: BIT;</text:p>
      <text:p text:style-name="P3"/>
      <text:p text:style-name="P3">BEGIN</text:p>
      <text:p text:style-name="P3"/>
      <text:p text:style-name="P3"><text:tab/>x_neg: not2 PORT MAP(x(0), x_neg_0);</text:p>
      <text:p text:style-name="P3"><text:tab/>G: FOR i IN 0 TO n-1 GENERATE</text:p>
      <text:p text:style-name="P3"><text:tab/><text:tab/>primero: IF i = 0 GENERATE</text:p>
      <text:p text:style-name="P3"><text:tab/><text:tab/><text:tab/>primer_bit: Bloque_neg PORT MAP(x(i), e(i), x_neg_0, r(i), c(i));</text:p>
      <text:p text:style-name="P3"><text:tab/><text:tab/>END GENERATE primero;</text:p>
      <text:p text:style-name="P3"><text:tab/><text:tab/>intermedios: IF i &gt; 0 GENERATE</text:p>
      <text:p text:style-name="P3"><text:tab/><text:tab/><text:tab/>siguientes: Bloque_neg PORT MAP(x(i), e(i), c(i-1), r(i), c(i));</text:p>
      <text:p text:style-name="P3"><text:tab/><text:tab/>END GENERATE intermedios;</text:p>
      <text:p text:style-name="P3"><text:tab/>END GENERATE G;</text:p>
      <text:p text:style-name="P3"><text:tab/>desborde: and2 PORT MAP(x(n-1), c(n-2), des);</text:p>
      <text:p text:style-name="P3"/>
      <text:p text:style-name="P3">END estructural;</text:p>
      <text:p text:style-name="P3"/>
      <text:p text:style-name="P3"/>
      <text:p text:style-name="P3"/>
      <text:p text:style-name="P3"/>
      <text:p text:style-name="P3"/>
      <text:p text:style-name="P3"/>
      <text:p text:style-name="P3">Hasta primer ‘0’:</text:p>
      <text:p text:style-name="P3"/>
      <text:p text:style-name="P3"/>
      <text:p text:style-name="P3"/>
      <text:p text:style-name="P3">Bloque negador:</text:p>
      <text:p text:style-name="P3"/>
      <text:p text:style-name="P3"/>
      <text:p text:style-name="P3"/>
      <text:p text:style-name="P3">ENTITY Bloque_neg IS</text:p>
      <text:p text:style-name="P3"><text:tab/>PORT(x, e, c_in: IN BIT; r, c_out: OUT BIT);</text:p>
      <text:p text:style-name="P3">END ENTITY;</text:p>
      <text:p text:style-name="P3"/>
      <text:p text:style-name="P3">ARCHITECTURE estructural OF Bloque_neg IS</text:p>
      <text:p text:style-name="P3"/>
      <text:p text:style-name="P3">COMPONENT and2 IS</text:p>
      <text:p text:style-name="P3"><text:tab/>GENERIC (retardo: TIME:= 1 ns);</text:p>
      <text:p text:style-name="P3"><text:tab/>PORT (e1, e2: IN BIT; sal: OUT BIT);</text:p>
      <text:p text:style-name="P3">END COMPONENT;</text:p>
      <text:p text:style-name="P3">COMPONENT or2 IS</text:p>
      <text:p text:style-name="P3"><text:tab/>GENERIC (retardo: TIME:= 1 ns);</text:p>
      <text:p text:style-name="P3"><text:tab/>PORT (e1, e2: IN BIT; sal: OUT BIT);</text:p>
      <text:p text:style-name="P3"><text:soft-page-break/>END COMPONENT;</text:p>
      <text:p text:style-name="P3">COMPONENT xor2 IS</text:p>
      <text:p text:style-name="P3"><text:tab/>GENERIC (retardo: TIME:= 3 ns);</text:p>
      <text:p text:style-name="P3"><text:tab/>PORT (e1, e2: IN BIT; sal: OUT BIT);</text:p>
      <text:p text:style-name="P3">END COMPONENT;</text:p>
      <text:p text:style-name="P3"/>
      <text:p text:style-name="P3">SIGNAL e_and_c: BIT;</text:p>
      <text:p text:style-name="P3"/>
      <text:p text:style-name="P3">BEGIN</text:p>
      <text:p text:style-name="P3"/>
      <text:p text:style-name="P3"><text:tab/>c_and_e: and2 PORT MAP(e, c_in, e_and_c);</text:p>
      <text:p text:style-name="P3"><text:tab/>salida: xor2 PORT MAP(x, e_and_c, r);</text:p>
      <text:p text:style-name="P3"><text:tab/>siguiente_c: and2 PORT MAP(x, c_in, c_out);</text:p>
      <text:p text:style-name="P3"/>
      <text:p text:style-name="P3">END estructural;</text:p>
      <text:p text:style-name="P3"/>
      <text:p text:style-name="P3"/>
      <text:p text:style-name="P3"/>
      <text:p text:style-name="P3"/>
      <text:p text:style-name="P3"/>
      <text:p text:style-name="P3">Negador:</text:p>
      <text:p text:style-name="P3"/>
      <text:p text:style-name="P3"/>
      <text:p text:style-name="P3">ENTITY NEG_C2 IS</text:p>
      <text:p text:style-name="P3"><text:tab/>GENERIC(n:INTEGER :=16);</text:p>
      <text:p text:style-name="P3"><text:tab/>PORT(x, e: IN BIT_VECTOR(n-1 DOWNTO 0); r: OUT BIT_VECTOR(n-1 DOWNTO 0); des: OUT BIT);</text:p>
      <text:p text:style-name="P3">END ENTITY;</text:p>
      <text:p text:style-name="P3"/>
      <text:p text:style-name="P3">ARCHITECTURE estructural OF NEG_C2 IS</text:p>
      <text:p text:style-name="P3"/>
      <text:p text:style-name="P3">COMPONENT Bloque_neg IS</text:p>
      <text:p text:style-name="P3"><text:tab/>PORT(x, e, c_in: IN BIT; r, c_out: OUT BIT);</text:p>
      <text:p text:style-name="P3">END COMPONENT;</text:p>
      <text:p text:style-name="P3">COMPONENT not2 IS</text:p>
      <text:p text:style-name="P3"><text:tab/>GENERIC (retardo: TIME:= 1 ns);</text:p>
      <text:p text:style-name="P3"><text:tab/>PORT (e: IN BIT; sal: OUT BIT);</text:p>
      <text:p text:style-name="P3">END COMPONENT;</text:p>
      <text:p text:style-name="P3">COMPONENT or2 IS</text:p>
      <text:p text:style-name="P3"><text:tab/>GENERIC (retardo: TIME:= 1 ns);</text:p>
      <text:p text:style-name="P3"><text:tab/>PORT (e1, e2: IN BIT; sal: OUT BIT);</text:p>
      <text:p text:style-name="P3">END COMPONENT;</text:p>
      <text:p text:style-name="P3">COMPONENT and2 IS</text:p>
      <text:p text:style-name="P3"><text:tab/>GENERIC (retardo: TIME:= 1 ns);</text:p>
      <text:p text:style-name="P3"><text:tab/>PORT (e1, e2: IN BIT; sal: OUT BIT);</text:p>
      <text:p text:style-name="P3">END COMPONENT;</text:p>
      <text:p text:style-name="P3">SIGNAL c, cal_d: BIT_VECTOR(n-1 DOWNTO 0);</text:p>
      <text:p text:style-name="P3">SIGNAL x_neg_c: BIT;</text:p>
      <text:p text:style-name="P3"/>
      <text:p text:style-name="P3">BEGIN</text:p>
      <text:p text:style-name="P3"/>
      <text:p text:style-name="P3"><text:tab/>G: FOR i IN 0 TO n-1 GENERATE</text:p>
      <text:p text:style-name="P3"><text:soft-page-break/><text:tab/><text:tab/>primero: IF i = 0 GENERATE</text:p>
      <text:p text:style-name="P3"><text:tab/><text:tab/><text:tab/>primer_bit: Bloque_neg PORT MAP(x(i), e(i), x(i), r(i), c(i));</text:p>
      <text:p text:style-name="P3"><text:tab/><text:tab/>END GENERATE primero;</text:p>
      <text:p text:style-name="P3"><text:tab/><text:tab/>intermedios: IF i &gt; 0 GENERATE</text:p>
      <text:p text:style-name="P3"><text:tab/><text:tab/><text:tab/>siguientes: Bloque_neg PORT MAP(x(i), e(i), c(i-1), r(i), c(i));</text:p>
      <text:p text:style-name="P3"><text:tab/><text:tab/>END GENERATE intermedios;</text:p>
      <text:p text:style-name="P3"><text:tab/>END GENERATE G;</text:p>
      <text:p text:style-name="P3"><text:tab/>B: FOR i IN 1 TO n-2 GENERATE</text:p>
      <text:p text:style-name="P3"><text:tab/><text:tab/>primer: IF i = 1 GENERATE</text:p>
      <text:p text:style-name="P3"><text:tab/><text:tab/><text:tab/>primeros_bit: or2 PORT MAP(x(i), x(i-1), cal_d(i));</text:p>
      <text:p text:style-name="P3"><text:tab/><text:tab/>END GENERATE primer;</text:p>
      <text:p text:style-name="P3"><text:tab/><text:tab/>intermedio: IF i &gt; 1 AND i &lt; n-2 GENERATE</text:p>
      <text:p text:style-name="P3"><text:tab/><text:tab/><text:tab/>siguiente: or2 PORT MAP(x(i), cal_d(i-1), cal_d(i));</text:p>
      <text:p text:style-name="P3"><text:tab/><text:tab/>END GENERATE intermedio;</text:p>
      <text:p text:style-name="P3"><text:tab/><text:tab/>final: IF i = n-2 GENERATE</text:p>
      <text:p text:style-name="P3"><text:tab/><text:tab/><text:tab/>ultimo: or2 PORT MAP(x(i), cal_d(i-1), cal_d(i));</text:p>
      <text:p text:style-name="P3"><text:tab/><text:tab/>END GENERATE final;</text:p>
      <text:p text:style-name="P3"><text:tab/>END GENERATE B;</text:p>
      <text:p text:style-name="P3"><text:tab/>neg_x_c: not2 PORT MAP(cal_d(n-2), x_neg_c);</text:p>
      <text:p text:style-name="P3"><text:tab/>desbordamiento: and2 PORT MAP(x_neg_c, x(n-1), des);<text:tab/></text:p>
      <text:p text:style-name="P3"/>
      <text:p text:style-name="P3">END estructural;</text:p>
      <text:p text:style-name="P3"/>
      <text:p text:style-name="P3"/>
      <text:p text:style-name="P3"/>
      <text:p text:style-name="P3"/>
      <text:p text:style-name="P5">El test-bench es:</text:p>
      <text:p text:style-name="P5"/>
      <text:p text:style-name="P5">ENTITY tb_NEG_C2 IS</text:p>
      <text:p text:style-name="P5">END tb_NEG_C2;</text:p>
      <text:p text:style-name="P5"/>
      <text:p text:style-name="P5">ARCHITECTURE estructural OF tb_NEG_C2 IS</text:p>
      <text:p text:style-name="P5"><text:tab/>COMPONENT NEG_C2 IS</text:p>
      <text:p text:style-name="P5"><text:tab/><text:tab/>GENERIC (n: INTEGER:=4);</text:p>
      <text:p text:style-name="P5"><text:tab/><text:tab/>PORT(x, e: IN BIT_VECTOR(n-1 downto 0);</text:p>
      <text:p text:style-name="P5"><text:tab/><text:tab/> <text:s text:c="4"/>r: OUT BIT_VECTOR(n-1 downto 0);</text:p>
      <text:p text:style-name="P5"><text:tab/><text:tab/> <text:s text:c="4"/>des: OUT BIT);</text:p>
      <text:p text:style-name="P5"><text:tab/>END COMPONENT;</text:p>
      <text:p text:style-name="P5"/>
      <text:p text:style-name="P5"><text:tab/>FOR componente: NEG_C2 USE ENTITY WORK.NEG_C2(estructural);</text:p>
      <text:p text:style-name="P5"><text:tab/></text:p>
      <text:p text:style-name="P5"><text:tab/>CONSTANT TAMANO_PALABRA: integer := 4;</text:p>
      <text:p text:style-name="P5"><text:tab/></text:p>
      <text:p text:style-name="P5"><text:tab/>SIGNAL a, b, r: BIT_VECTOR(TAMANO_PALABRA-1 downto 0);</text:p>
      <text:p text:style-name="P5"><text:tab/>SIGNAL marca, d: BIT;</text:p>
      <text:p text:style-name="P5"><text:tab/></text:p>
      <text:p text:style-name="P5">BEGIN</text:p>
      <text:p text:style-name="P5"><text:tab/></text:p>
      <text:p text:style-name="P5"><text:tab/>componente: NEG_C2 GENERIC MAP (TAMANO_PALABRA) PORT MAP (A, B, R, D);</text:p>
      <text:p text:style-name="P5"><text:tab/></text:p>
      <text:p text:style-name="P5"><text:tab/>PROCESS</text:p>
      <text:p text:style-name="P5"><text:tab/>VARIABLE valor, limite, cuenta_carry, sol: INTEGER;</text:p>
      <text:p text:style-name="P5"><text:soft-page-break/><text:tab/>BEGIN</text:p>
      <text:p text:style-name="P5"><text:tab/><text:tab/></text:p>
      <text:p text:style-name="P5"><text:tab/><text:tab/>limite:= 2**TAMANO_PALABRA-1;</text:p>
      <text:p text:style-name="P5"><text:tab/><text:tab/></text:p>
      <text:p text:style-name="P5"><text:tab/><text:tab/>FOR i IN 0 TO limite LOOP</text:p>
      <text:p text:style-name="P5"><text:tab/><text:tab/><text:tab/>valor:=i;</text:p>
      <text:p text:style-name="P5"><text:tab/><text:tab/><text:tab/></text:p>
      <text:p text:style-name="P5"><text:tab/><text:tab/><text:tab/>FOR k IN B'REVERSE_RANGE LOOP</text:p>
      <text:p text:style-name="P5"><text:tab/><text:tab/><text:tab/><text:tab/>A(k)&lt;=BIT'VAL(valor REM 2);--cambiamos A</text:p>
      <text:p text:style-name="P5"><text:tab/><text:tab/><text:tab/><text:tab/>valor:=valor/2;</text:p>
      <text:p text:style-name="P5"><text:tab/><text:tab/><text:tab/>END LOOP;</text:p>
      <text:p text:style-name="P5"><text:tab/><text:tab/><text:tab/></text:p>
      <text:p text:style-name="P5"><text:tab/><text:tab/><text:tab/>FOR j IN 0 TO limite LOOP</text:p>
      <text:p text:style-name="P5"><text:tab/><text:tab/><text:tab/><text:tab/>valor:=j;</text:p>
      <text:p text:style-name="P5"><text:tab/><text:tab/><text:tab/><text:tab/></text:p>
      <text:p text:style-name="P5"><text:tab/><text:tab/><text:tab/><text:tab/>FOR k IN B'REVERSE_RANGE LOOP</text:p>
      <text:p text:style-name="P5"><text:tab/><text:tab/><text:tab/><text:tab/><text:tab/>B(k)&lt;=BIT'VAL(valor REM 2);--cambiamos B</text:p>
      <text:p text:style-name="P5"><text:tab/><text:tab/><text:tab/><text:tab/><text:tab/>valor:=valor/2;</text:p>
      <text:p text:style-name="P5"><text:tab/><text:tab/><text:tab/><text:tab/>END LOOP;</text:p>
      <text:p text:style-name="P5"><text:tab/><text:tab/><text:tab/><text:tab/>WAIT FOR 20 ns;</text:p>
      <text:p text:style-name="P5"><text:tab/><text:tab/><text:tab/>END LOOP;</text:p>
      <text:p text:style-name="P5"><text:tab/><text:tab/>END LOOP;</text:p>
      <text:p text:style-name="P5"><text:tab/>WAIT;</text:p>
      <text:p text:style-name="P5"><text:tab/>END PROCESS;</text:p>
      <text:p text:style-name="P5">END estructural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6T12:18:39.165471961</meta:creation-date>
    <dc:date>2021-02-01T11:16:09.588170720</dc:date>
    <meta:editing-duration>PT15M35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9" meta:paragraph-count="316" meta:word-count="1340" meta:character-count="8480" meta:non-whitespace-character-count="7135"/>
  </office:meta>
</office:document-meta>
</file>